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📌 <text:span text:style-name="Strong_20_Emphasis">1. Основы рисования (база)</text:span></text:h>
      <text:h text:style-name="Heading_20_4" text:outline-level="4">✏️ <text:span text:style-name="Strong_20_Emphasis">Наброски и линии</text:span></text:h>
      <text:list xml:id="list1346058277" text:style-name="L1">
        <text:list-item>
          <text:p text:style-name="P2">Учись проводить уверенные, чистые линии.</text:p>
        </text:list-item>
        <text:list-item>
          <text:p text:style-name="P2">Делай быстрые скетчи — это развивает глазомер и уверенность в руке.</text:p>
        </text:list-item>
        <text:list-item>
          <text:p text:style-name="P2">Упражнение: рисование простых фигур (круг, квадрат, цилиндр, сфера, конус).</text:p>
        </text:list-item>
      </text:list>
      <text:h text:style-name="Heading_20_4" text:outline-level="4">🧱 <text:span text:style-name="Strong_20_Emphasis">Формы и объём</text:span></text:h>
      <text:list xml:id="list3631939191" text:style-name="L2">
        <text:list-item>
          <text:p text:style-name="P3">Понимание, как 2D превращается в 3D.</text:p>
        </text:list-item>
        <text:list-item>
          <text:p text:style-name="P3">Учись строить объекты из простых форм.</text:p>
        </text:list-item>
        <text:list-item>
          <text:p text:style-name="P3">Пример: как построить голову из сферы и куба.</text:p>
        </text:list-item>
      </text:list>
      <text:h text:style-name="Heading_20_4" text:outline-level="4">🔲 <text:span text:style-name="Strong_20_Emphasis">Перспектива</text:span></text:h>
      <text:list xml:id="list313466771" text:style-name="L3">
        <text:list-item>
          <text:p text:style-name="P4">Линейная перспектива: одна, две и три точки схода.</text:p>
        </text:list-item>
        <text:list-item>
          <text:p text:style-name="P4">Атмосферная перспектива (дальний план светлее, меньше деталей).</text:p>
        </text:list-item>
        <text:list-item>
          <text:p text:style-name="P4">Рисуй коробки и сцены с соблюдением перспективы.</text:p>
        </text:list-item>
      </text:list>
      <text:h text:style-name="Heading_20_4" text:outline-level="4">💡 <text:span text:style-name="Strong_20_Emphasis">Свет и тень</text:span></text:h>
      <text:list xml:id="list3256712843" text:style-name="L4">
        <text:list-item>
          <text:p text:style-name="P5">Основы светотени: свет, полутень, тень, рефлекс, блик.</text:p>
        </text:list-item>
        <text:list-item>
          <text:p text:style-name="P5">Тонировка форм для придания объёма.</text:p>
        </text:list-item>
        <text:list-item>
          <text:p text:style-name="P5">Учись рисовать с натуры при разных источниках света.</text:p>
        </text:list-item>
      </text:list>
      <text:p text:style-name="Horizontal_20_Line"/>
      <text:h text:style-name="Heading_20_3" text:outline-level="3">🧍‍♂️ <text:span text:style-name="Strong_20_Emphasis">2. Фигура и анатомия (если хочешь рисовать людей)</text:span></text:h>
      <text:list xml:id="list2876712650" text:style-name="L5">
        <text:list-item>
          <text:p text:style-name="P6">Пропорции человеческого тела.</text:p>
        </text:list-item>
        <text:list-item>
          <text:p text:style-name="P6">Скелет и мышцы (основные группы).</text:p>
        </text:list-item>
        <text:list-item>
          <text:p text:style-name="P6">Упрощение фигуры (жест, gesture drawing).</text:p>
        </text:list-item>
        <text:list-item>
          <text:p text:style-name="P6">Понимание движения и динамики поз.</text:p>
        </text:list-item>
      </text:list>
      <text:p text:style-name="Horizontal_20_Line"/>
      <text:h text:style-name="Heading_20_3" text:outline-level="3">🌿 <text:span text:style-name="Strong_20_Emphasis">3. Натюрморт, окружение и природа</text:span></text:h>
      <text:list xml:id="list948341658" text:style-name="L6">
        <text:list-item>
          <text:p text:style-name="P7">Композиция: как разместить объекты на холсте.</text:p>
        </text:list-item>
        <text:list-item>
          <text:p text:style-name="P7">Материалы: как выглядят и отражают свет разные поверхности (металл, ткань, стекло).</text:p>
        </text:list-item>
        <text:list-item>
          <text:p text:style-name="P7">Изучение растений, животных, пейзажей.</text:p>
        </text:list-item>
      </text:list>
      <text:p text:style-name="Horizontal_20_Line"/>
      <text:h text:style-name="Heading_20_3" text:outline-level="3"><text:soft-page-break/>🎨 <text:span text:style-name="Strong_20_Emphasis">4. Цвет</text:span></text:h>
      <text:list xml:id="list1190121528" text:style-name="L7">
        <text:list-item>
          <text:p text:style-name="P8">Основы цветовой теории (цветовой круг, контраст, температура цвета).</text:p>
        </text:list-item>
        <text:list-item>
          <text:p text:style-name="P8">Свет и цвет: тёплый свет — холодные тени и наоборот.</text:p>
        </text:list-item>
        <text:list-item>
          <text:p text:style-name="P8">Смешивание цветов и выбор палитры.</text:p>
        </text:list-item>
      </text:list>
      <text:p text:style-name="Horizontal_20_Line"/>
      <text:h text:style-name="Heading_20_3" text:outline-level="3">🧠 <text:span text:style-name="Strong_20_Emphasis">5. Мышление как художник</text:span></text:h>
      <text:list xml:id="list516708945" text:style-name="L8">
        <text:list-item>
          <text:p text:style-name="P9">Наблюдательность: научись видеть, а не просто "знать".</text:p>
        </text:list-item>
        <text:list-item>
          <text:p text:style-name="P9">Постоянный анализ и работа над ошибками.</text:p>
        </text:list-item>
        <text:list-item>
          <text:p text:style-name="P9">Изучение работ мастеров и копирование для обучения.</text:p>
        </text:list-item>
      </text:list>
      <text:p text:style-name="Horizontal_20_Line"/>
      <text:h text:style-name="Heading_20_3" text:outline-level="3">🛠️ <text:span text:style-name="Strong_20_Emphasis">Инструменты</text:span></text:h>
      <text:list xml:id="list1032180450" text:style-name="L9">
        <text:list-item>
          <text:p text:style-name="P10"><text:span text:style-name="Strong_20_Emphasis">Бумага и карандаш</text:span> — отличны для начала.</text:p>
        </text:list-item>
        <text:list-item>
          <text:p text:style-name="P10"><text:span text:style-name="Strong_20_Emphasis">Цифровой планшет</text:span> — если хочешь цифровую иллюстрацию.</text:p>
        </text:list-item>
        <text:list-item>
          <text:p text:style-name="P10"><text:span text:style-name="Strong_20_Emphasis">Программы</text:span>: Procreate, Photoshop, Krita, Clip Studio Paint.</text:p>
        </text:list-item>
      </text:list>
      <text:p text:style-name="Horizontal_20_Line"/>
      <text:h text:style-name="Heading_20_3" text:outline-level="3">📚 Рекомендуемые книги и ресурсы:</text:h>
      <text:list xml:id="list472153926" text:style-name="L10">
        <text:list-item>
          <text:p text:style-name="P11"><text:span text:style-name="Strong_20_Emphasis">"Рисование для скетчбука" Бетси Лернер</text:span></text:p>
        </text:list-item>
        <text:list-item>
          <text:p text:style-name="P11"><text:span text:style-name="Strong_20_Emphasis">"Figure Drawing for All It's Worth" — Andrew Loomis</text:span></text:p>
        </text:list-item>
        <text:list-item>
          <text:p text:style-name="P11"><text:span text:style-name="Strong_20_Emphasis">"Fun With a Pencil" — Andrew Loomis</text:span> (базовая и весёлая книга)</text:p>
        </text:list-item>
        <text:list-item>
          <text:p text:style-name="P11"><text:span text:style-name="Strong_20_Emphasis">YouTube-каналы</text:span>: Proko, Marco Bucci, Draw with Jazza, Ethan Becker</text:p>
        </text:list-item>
      </text:list>
      <text:p text:style-name="Standard"/>
      <text:h text:style-name="P1" text:outline-level="2"><text:span text:style-name="Strong_20_Emphasis">🎯 Цель: Научиться рисовать с нуля до уверенного уровня </text:span></text:h>
      <text:p text:style-name="Horizontal_20_Line"/>
      <text:h text:style-name="Heading_20_2" text:outline-level="2">📅 <text:span text:style-name="Strong_20_Emphasis">Месяц 1: База и фундамент</text:span></text:h>
      <text:h text:style-name="Heading_20_3" text:outline-level="3">Неделя 1: Линия и форма</text:h>
      <text:list xml:id="list3963518708" text:style-name="L24">
        <text:list-item>
          <text:p text:style-name="P25">Упражнения на прямые, дуги, окружности.</text:p>
        </text:list-item>
        <text:list-item>
          <text:p text:style-name="P25">Рисуй геометрические формы с натуры (куб, шар, цилиндр).</text:p>
        </text:list-item>
        <text:list-item>
          <text:p text:style-name="P25">Учись держать руку свободной — не зажимай карандаш.</text:p>
        </text:list-item>
      </text:list>
      <text:h text:style-name="Heading_20_3" text:outline-level="3">Неделя 2: Объём и перспектива</text:h>
      <text:list xml:id="list1946339792" text:style-name="L25">
        <text:list-item>
          <text:p text:style-name="P26">Тренируй рисование форм в 3D (теневые боксы, шары, конусы).</text:p>
        </text:list-item>
        <text:list-item>
          <text:p text:style-name="P26">Освой <text:span text:style-name="Strong_20_Emphasis"><text:span text:style-name="T2">1 и 2-точечную перспективу</text:span></text:span><text:span text:style-name="T2">.</text:span></text:p>
        </text:list-item>
        <text:list-item>
          <text:p text:style-name="P26">Рисуй простые объекты в пространстве (стол, книги).</text:p>
        </text:list-item>
      </text:list>
      <text:h text:style-name="Heading_20_3" text:outline-level="3">Неделя 3: Свет и тень</text:h>
      <text:list xml:id="list3798930606" text:style-name="L26">
        <text:list-item>
          <text:p text:style-name="P27">Учись строить светотень: свет, тень, рефлекс, блик.</text:p>
        </text:list-item>
        <text:list-item>
          <text:p text:style-name="P27">Рисуй натюрморты из 2–3 предметов.</text:p>
        </text:list-item>
        <text:list-item>
          <text:p text:style-name="P27">Используй только градации серого (не цвет).</text:p>
        </text:list-item>
      </text:list>
      <text:h text:style-name="Heading_20_3" text:outline-level="3">Неделя 4: Жесты и пропорции</text:h>
      <text:list xml:id="list1482882754" text:style-name="L27">
        <text:list-item>
          <text:p text:style-name="P28">Сделай 30-секундные наброски людей (gesture drawing).</text:p>
        </text:list-item>
        <text:list-item>
          <text:p text:style-name="P28">Изучи пропорции головы и тела.</text:p>
        </text:list-item>
        <text:list-item>
          <text:p text:style-name="P28">Начни рисовать упрощённую фигуру (манекен из форм).</text:p>
        </text:list-item>
      </text:list>
      <text:p text:style-name="Horizontal_20_Line"/>
      <text:h text:style-name="Heading_20_2" text:outline-level="2">📅 <text:span text:style-name="Strong_20_Emphasis">Месяц 2: Анатомия, окружение, цвет</text:span></text:h>
      <text:h text:style-name="Heading_20_3" text:outline-level="3">Неделя 5: Голова и лицо</text:h>
      <text:list xml:id="list922744037" text:style-name="L28">
        <text:list-item>
          <text:p text:style-name="P29">Постройка головы (по Loomis).</text:p>
        </text:list-item>
        <text:list-item>
          <text:p text:style-name="P29">Пропорции лица, упрощённые черты.</text:p>
        </text:list-item>
        <text:list-item>
          <text:p text:style-name="P29">Практика с фото: срисовывай, анализируй.</text:p>
        </text:list-item>
      </text:list>
      <text:h text:style-name="Heading_20_3" text:outline-level="3">Неделя 6: Окружение и объекты</text:h>
      <text:list xml:id="list1290921444" text:style-name="L29">
        <text:list-item>
          <text:p text:style-name="P30">Рисуй простые сцены: стул, кухня, окно.</text:p>
        </text:list-item>
        <text:list-item>
          <text:p text:style-name="P30">Введение в композицию — делай миниатюрные эскизы (thumbs).</text:p>
        </text:list-item>
        <text:list-item>
          <text:p text:style-name="P30"><text:soft-page-break/>Используй перспективу в реальных интерьерах.</text:p>
        </text:list-item>
      </text:list>
      <text:h text:style-name="Heading_20_3" text:outline-level="3">Неделя 7: Цвет и материалы</text:h>
      <text:list xml:id="list2155501839" text:style-name="L30">
        <text:list-item>
          <text:p text:style-name="P31">Изучение цветового круга, контрастов и температур.</text:p>
        </text:list-item>
        <text:list-item>
          <text:p text:style-name="P31">Пробуй рисовать фрукты или предметы цветом (цифра или краски).</text:p>
        </text:list-item>
        <text:list-item>
          <text:p text:style-name="P31">Практикуйся в подборе цветовой палитры.</text:p>
        </text:list-item>
      </text:list>
      <text:h text:style-name="Heading_20_3" text:outline-level="3">Неделя 8: Натюрморт и текстуры</text:h>
      <text:list xml:id="list3920429571" text:style-name="L31">
        <text:list-item>
          <text:p text:style-name="P32">Рисуй натюрморты из 3+ предметов с цветом.</text:p>
        </text:list-item>
        <text:list-item>
          <text:p text:style-name="P32">Попробуй изобразить дерево, ткань, металл.</text:p>
        </text:list-item>
        <text:list-item>
          <text:p text:style-name="P32">Сделай 2–3 законченные работы.</text:p>
        </text:list-item>
      </text:list>
      <text:p text:style-name="Horizontal_20_Line"/>
      <text:h text:style-name="Heading_20_2" text:outline-level="2">📅 <text:span text:style-name="Strong_20_Emphasis">Месяц 3: Композиция, персонажи, итоговые работы</text:span></text:h>
      <text:h text:style-name="Heading_20_3" text:outline-level="3">Неделя 9: Персонажи и динамика</text:h>
      <text:list xml:id="list1047833119" text:style-name="L32">
        <text:list-item>
          <text:p text:style-name="P33">Жесты, эмоции, позы.</text:p>
        </text:list-item>
        <text:list-item>
          <text:p text:style-name="P33">Создай своего персонажа (упрощённо).</text:p>
        </text:list-item>
        <text:list-item>
          <text:p text:style-name="P33">Скетчи с движением.</text:p>
        </text:list-item>
      </text:list>
      <text:h text:style-name="Heading_20_3" text:outline-level="3">Неделя 10: Пейзажи и окружение</text:h>
      <text:list xml:id="list3670260290" text:style-name="L33">
        <text:list-item>
          <text:p text:style-name="P34">Простой пейзаж (дерево, небо, земля).</text:p>
        </text:list-item>
        <text:list-item>
          <text:p text:style-name="P34">Работа с дальним и ближним планом.</text:p>
        </text:list-item>
        <text:list-item>
          <text:p text:style-name="P34">Пробуй атмосферную перспективу.</text:p>
        </text:list-item>
      </text:list>
      <text:h text:style-name="Heading_20_3" text:outline-level="3">Неделя 11: Итоговая работа</text:h>
      <text:list xml:id="list1024365470" text:style-name="L34">
        <text:list-item>
          <text:p text:style-name="P35">Выбери 1 тему: персонаж, натюрморт, интерьер или пейзаж.</text:p>
        </text:list-item>
        <text:list-item>
          <text:p text:style-name="P35">Сделай 3 стадии: скетч → линия → светотень/цвет.</text:p>
        </text:list-item>
        <text:list-item>
          <text:p text:style-name="P35">Не спеши: 2–3 дня на проработку.</text:p>
        </text:list-item>
      </text:list>
      <text:h text:style-name="Heading_20_3" text:outline-level="3">Неделя 12: Анализ и повторение</text:h>
      <text:list xml:id="list4151914147" text:style-name="L35">
        <text:list-item>
          <text:p text:style-name="P36">Пересмотри свои рисунки. Что получилось? Что нет?</text:p>
        </text:list-item>
        <text:list-item>
          <text:p text:style-name="P36">Повтори упражнения из первых недель, где были трудности.</text:p>
        </text:list-item>
        <text:list-item>
          <text:p text:style-name="P36">Заведи портфолио (даже простое): сканируй или сфотографируй свои лучшие работы.</text:p>
        </text:list-item>
      </text:list>
      <text:p text:style-name="Horizontal_20_Line"/>
      <text:h text:style-name="Heading_20_2" text:outline-level="2"><text:soft-page-break/>🧩 Дополнительно:</text:h>
      <text:list xml:id="list2988127364" text:style-name="L36">
        <text:list-item>
          <text:p text:style-name="P37">Веди <text:span text:style-name="Strong_20_Emphasis"><text:span text:style-name="T2">дневник рисования</text:span></text:span> — записывай, что рисовал и что узнал.</text:p>
        </text:list-item>
        <text:list-item>
          <text:p text:style-name="P37">Заведи <text:span text:style-name="Strong_20_Emphasis"><text:span text:style-name="T2">скетчбук</text:span></text:span> — рисуй каждый день, даже если по 10 минут.</text:p>
        </text:list-item>
        <text:list-item>
          <text:p text:style-name="P37">Общайся в сообществах (Discord, Reddit, VK, ArtStation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5T11:09:11.182493805</meta:creation-date>
    <dc:date>2025-06-05T11:34:34.448787550</dc:date>
    <meta:editing-duration>PT8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99" meta:word-count="671" meta:character-count="4133" meta:non-whitespace-character-count="3624"/>
  </office:meta>
</office:document-meta>
</file>